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2CA4E6C4DDBDC87B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5b9" officeooo:paragraph-rsid="000815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><draw:frame draw:style-name="fr1" draw:name="Image1" text:anchor-type="char" svg:width="13.231cm" svg:height="7.938cm" draw:z-index="0"><draw:image xlink:href="Pictures/10000000000001F40000012CA4E6C4DDBDC87B95.png" xlink:type="simple" xlink:show="embed" xlink:actuate="onLoad" draw:mime-type="image/png"/></draw:frame>curseurs de la souris </text:p>
      <text:p text:style-name="P1">la main = pointer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9T18:29:49.468000000</meta:creation-date>
    <dc:date>2021-06-29T18:31:09.272000000</dc:date>
    <meta:editing-duration>PT1M20S</meta:editing-duration>
    <meta:editing-cycles>1</meta:editing-cycles>
    <meta:document-statistic meta:table-count="0" meta:image-count="1" meta:object-count="0" meta:page-count="1" meta:paragraph-count="2" meta:word-count="8" meta:character-count="39" meta:non-whitespace-character-count="32"/>
    <meta:generator>LibreOffice/7.0.6.2$Windows_X86_64 LibreOffice_project/144abb84a525d8e30c9dbbefa69cbbf2d8d4ae3b</meta:generator>
  </office:meta>
</office:document-meta>
</file>